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4636" officeooo:paragraph-rsid="000a4636"/>
    </style:style>
    <style:style style:name="P2" style:family="paragraph" style:parent-style-name="Standard">
      <style:text-properties officeooo:paragraph-rsid="000a4636"/>
    </style:style>
    <style:style style:name="P3" style:family="paragraph" style:parent-style-name="Standard">
      <style:text-properties fo:font-style="italic" officeooo:rsid="000a4636" officeooo:paragraph-rsid="000a4636" style:font-style-asian="italic" style:font-style-complex="italic"/>
    </style:style>
    <style:style style:name="P4" style:family="paragraph" style:parent-style-name="Standard">
      <style:text-properties fo:font-weight="bold" officeooo:rsid="000a4636" officeooo:paragraph-rsid="000a4636" style:font-weight-asian="bold" style:font-weight-complex="bold"/>
    </style:style>
    <style:style style:name="P5" style:family="paragraph" style:parent-style-name="Standard">
      <style:text-properties fo:font-weight="bold" officeooo:rsid="000badfc" officeooo:paragraph-rsid="000badfc" style:font-weight-asian="bold" style:font-weight-complex="bold"/>
    </style:style>
    <style:style style:name="P6" style:family="paragraph" style:parent-style-name="Standard">
      <style:text-properties fo:font-weight="bold" officeooo:rsid="000cd7ab" officeooo:paragraph-rsid="000cd7ab" style:font-weight-asian="bold" style:font-weight-complex="bold"/>
    </style:style>
    <style:style style:name="P7" style:family="paragraph" style:parent-style-name="Standard">
      <style:text-properties fo:font-weight="normal" officeooo:rsid="000badfc" officeooo:paragraph-rsid="000badfc" style:font-weight-asian="normal" style:font-weight-complex="normal"/>
    </style:style>
    <style:style style:name="P8" style:family="paragraph" style:parent-style-name="Standard">
      <style:text-properties fo:font-variant="normal" fo:text-transform="none" fo:color="#222222" style:font-name="Liberation Serif" fo:font-size="12pt" fo:letter-spacing="normal" fo:font-style="normal" fo:font-weight="bold" officeooo:rsid="000d12a6" officeooo:paragraph-rsid="000d12a6" style:font-style-asian="normal" style:font-weight-asian="bold" style:font-style-complex="normal" style:font-weight-complex="bold"/>
    </style:style>
    <style:style style:name="P9" style:family="paragraph" style:parent-style-name="Standard">
      <style:text-properties fo:font-variant="normal" fo:text-transform="none" fo:color="#222222" style:font-name="Liberation Serif" fo:font-size="12pt" fo:letter-spacing="normal" fo:font-style="normal" fo:font-weight="bold" officeooo:rsid="000d12a6" officeooo:paragraph-rsid="00133030" style:font-style-asian="normal" style:font-weight-asian="bold" style:font-style-complex="normal" style:font-weight-complex="bold"/>
    </style:style>
    <style:style style:name="P10" style:family="paragraph" style:parent-style-name="Standard">
      <style:text-properties fo:font-variant="normal" fo:text-transform="none" fo:color="#222222" style:font-name="Liberation Serif" fo:font-size="12pt" fo:letter-spacing="normal" fo:font-style="normal" fo:font-weight="bold" officeooo:rsid="0013951c" officeooo:paragraph-rsid="0013951c" style:font-style-asian="normal" style:font-weight-asian="bold" style:font-style-complex="normal" style:font-weight-complex="bold"/>
    </style:style>
    <style:style style:name="P11" style:family="paragraph" style:parent-style-name="Standard">
      <style:text-properties fo:font-variant="normal" fo:text-transform="none" fo:color="#222222" style:font-name="Liberation Serif" fo:font-size="12pt" fo:letter-spacing="normal" fo:font-style="normal" fo:font-weight="bold" officeooo:rsid="0015657e" officeooo:paragraph-rsid="0015657e" style:font-style-asian="normal" style:font-weight-asian="bold" style:font-style-complex="normal" style:font-weight-complex="bold"/>
    </style:style>
    <style:style style:name="P12" style:family="paragraph" style:parent-style-name="Standard">
      <style:text-properties fo:font-variant="normal" fo:text-transform="none" fo:color="#222222" style:font-name="Liberation Serif" fo:font-size="12pt" fo:letter-spacing="normal" fo:font-style="normal" fo:font-weight="bold" officeooo:rsid="001833ef" officeooo:paragraph-rsid="001833ef" style:font-style-asian="normal" style:font-weight-asian="bold" style:font-style-complex="normal" style:font-weight-complex="bold"/>
    </style:style>
    <style:style style:name="P13" style:family="paragraph" style:parent-style-name="Standard">
      <style:text-properties fo:font-variant="normal" fo:text-transform="none" fo:color="#222222" style:font-name="Liberation Serif" fo:font-size="12pt" fo:letter-spacing="normal" fo:font-style="normal" fo:font-weight="bold" officeooo:rsid="001b1a49" officeooo:paragraph-rsid="001b1a49" style:font-style-asian="normal" style:font-weight-asian="bold" style:font-style-complex="normal" style:font-weight-complex="bold"/>
    </style:style>
    <style:style style:name="P14" style:family="paragraph" style:parent-style-name="Standard">
      <style:text-properties fo:font-variant="normal" fo:text-transform="none" fo:color="#222222" style:font-name="Liberation Serif" fo:font-size="12pt" fo:letter-spacing="normal" fo:font-style="normal" fo:font-weight="bold" officeooo:rsid="001bf221" officeooo:paragraph-rsid="001bf221" style:font-style-asian="normal" style:font-weight-asian="bold" style:font-style-complex="normal" style:font-weight-complex="bold"/>
    </style:style>
    <style:style style:name="P15" style:family="paragraph" style:parent-style-name="Standard">
      <style:text-properties fo:font-variant="normal" fo:text-transform="none" fo:color="#222222" style:font-name="Liberation Serif" fo:font-size="12pt" fo:letter-spacing="normal" fo:font-style="normal" fo:font-weight="bold" officeooo:rsid="001d95ff" officeooo:paragraph-rsid="001d95ff" style:font-style-asian="normal" style:font-weight-asian="bold" style:font-style-complex="normal" style:font-weight-complex="bold"/>
    </style:style>
    <style:style style:name="P16" style:family="paragraph" style:parent-style-name="Standard">
      <style:text-properties fo:font-variant="normal" fo:text-transform="none" fo:color="#222222" style:font-name="Liberation Serif" fo:font-size="12pt" fo:letter-spacing="normal" fo:font-style="normal" fo:font-weight="normal" officeooo:rsid="000d12a6" officeooo:paragraph-rsid="00133030" style:font-style-asian="normal" style:font-weight-asian="normal" style:font-style-complex="normal" style:font-weight-complex="normal"/>
    </style:style>
    <style:style style:name="P17" style:family="paragraph" style:parent-style-name="Standard">
      <style:text-properties fo:font-variant="normal" fo:text-transform="none" fo:color="#222222" style:font-name="Liberation Serif" fo:font-size="12pt" fo:letter-spacing="normal" fo:font-style="normal" fo:font-weight="normal" officeooo:rsid="000d12a6" officeooo:paragraph-rsid="000cd7ab" style:font-style-asian="normal" style:font-weight-asian="normal" style:font-style-complex="normal" style:font-weight-complex="normal"/>
    </style:style>
    <style:style style:name="P18" style:family="paragraph" style:parent-style-name="Standard">
      <style:text-properties fo:font-variant="normal" fo:text-transform="none" fo:color="#222222" style:font-name="Liberation Serif" fo:font-size="12pt" fo:letter-spacing="normal" fo:font-style="normal" fo:font-weight="normal" officeooo:rsid="0015657e" officeooo:paragraph-rsid="0013951c" style:font-style-asian="normal" style:font-weight-asian="normal" style:font-style-complex="normal" style:font-weight-complex="normal"/>
    </style:style>
    <style:style style:name="P19" style:family="paragraph" style:parent-style-name="Standard">
      <style:text-properties fo:font-variant="normal" fo:text-transform="none" fo:color="#222222" style:font-name="Liberation Serif" fo:font-size="12pt" fo:letter-spacing="normal" fo:font-style="normal" fo:font-weight="normal" officeooo:rsid="0016d8bf" officeooo:paragraph-rsid="0015657e" style:font-style-asian="normal" style:font-weight-asian="normal" style:font-style-complex="normal" style:font-weight-complex="normal"/>
    </style:style>
    <style:style style:name="P20" style:family="paragraph" style:parent-style-name="Standard">
      <style:text-properties fo:font-variant="normal" fo:text-transform="none" fo:color="#222222" style:font-name="Liberation Serif" fo:font-size="12pt" fo:letter-spacing="normal" fo:font-style="normal" fo:font-weight="normal" officeooo:rsid="001833ef" officeooo:paragraph-rsid="001833ef" style:font-style-asian="normal" style:font-weight-asian="normal" style:font-style-complex="normal" style:font-weight-complex="normal"/>
    </style:style>
    <style:style style:name="P21" style:family="paragraph" style:parent-style-name="Standard">
      <style:text-properties fo:font-variant="normal" fo:text-transform="none" fo:color="#222222" style:font-name="Liberation Serif" fo:font-size="12pt" fo:letter-spacing="normal" fo:font-style="normal" fo:font-weight="normal" officeooo:rsid="001d95ff" officeooo:paragraph-rsid="001d95ff" style:font-style-asian="normal" style:font-weight-asian="normal" style:font-style-complex="normal" style:font-weight-complex="normal"/>
    </style:style>
    <style:style style:name="P22" style:family="paragraph" style:parent-style-name="Standard">
      <style:text-properties fo:font-variant="normal" fo:text-transform="none" fo:color="#222222" style:font-name="Liberation Serif" fo:font-size="12pt" fo:letter-spacing="normal" fo:font-style="normal" fo:font-weight="normal" officeooo:rsid="001e781a" officeooo:paragraph-rsid="001e781a" style:font-style-asian="normal" style:font-weight-asian="normal" style:font-style-complex="normal" style:font-weight-complex="normal"/>
    </style:style>
    <style:style style:name="P23" style:family="paragraph" style:parent-style-name="Standard">
      <style:text-properties fo:font-variant="normal" fo:text-transform="none" fo:color="#222222" style:font-name="Liberation Serif" fo:font-size="12pt" fo:letter-spacing="normal" fo:font-style="normal" fo:font-weight="normal" officeooo:rsid="00213ab9" officeooo:paragraph-rsid="00213ab9" style:font-style-asian="normal" style:font-weight-asian="normal" style:font-style-complex="normal" style:font-weight-complex="normal"/>
    </style:style>
    <style:style style:name="P24" style:family="paragraph" style:parent-style-name="Standard">
      <style:text-properties fo:font-variant="normal" fo:text-transform="none" fo:color="#222222" style:font-name="Liberation Serif" fo:font-size="12pt" fo:letter-spacing="normal" fo:font-style="normal" fo:font-weight="normal" officeooo:rsid="002174e0" officeooo:paragraph-rsid="002174e0" style:font-style-asian="normal" style:font-weight-asian="normal" style:font-style-complex="normal" style:font-weight-complex="normal"/>
    </style:style>
    <style:style style:name="P25" style:family="paragraph" style:parent-style-name="Standard">
      <style:text-properties fo:font-variant="normal" fo:text-transform="none" fo:color="#222222" style:font-name="Liberation Serif" fo:font-size="12pt" fo:letter-spacing="normal" fo:font-style="normal" style:text-underline-style="solid" style:text-underline-width="auto" style:text-underline-color="font-color" fo:font-weight="bold" officeooo:rsid="001833ef" officeooo:paragraph-rsid="001833ef" style:font-style-asian="normal" style:font-weight-asian="bold" style:font-style-complex="normal" style:font-weight-complex="bold"/>
    </style:style>
    <style:style style:name="P26" style:family="paragraph" style:parent-style-name="Standard">
      <style:text-properties style:font-name="Liberation Serif" fo:font-style="italic" officeooo:rsid="000a4636" officeooo:paragraph-rsid="000a4636" style:font-style-asian="italic" style:font-style-complex="italic"/>
    </style:style>
    <style:style style:name="P27" style:family="paragraph" style:parent-style-name="Standard">
      <style:text-properties fo:font-variant="normal" fo:text-transform="none" fo:color="#222222" style:font-name="Liberation Serif" fo:font-size="12pt" fo:letter-spacing="normal" fo:font-style="normal" fo:font-weight="normal" officeooo:rsid="0016d8bf" officeooo:paragraph-rsid="0015657e" style:font-style-asian="normal" style:font-weight-asian="normal" style:font-style-complex="normal" style:font-weight-complex="normal"/>
    </style:style>
    <style:style style:name="P28" style:family="paragraph" style:parent-style-name="Standard">
      <style:text-properties fo:font-variant="normal" fo:text-transform="none" fo:color="#222222" style:font-name="Liberation Serif" fo:font-size="12pt" fo:letter-spacing="normal" fo:font-style="normal" fo:font-weight="normal" officeooo:rsid="001833ef" officeooo:paragraph-rsid="001833ef" style:font-style-asian="normal" style:font-weight-asian="normal" style:font-style-complex="normal" style:font-weight-complex="normal"/>
    </style:style>
    <style:style style:name="P29" style:family="paragraph" style:parent-style-name="Standard">
      <style:text-properties fo:font-variant="normal" fo:text-transform="none" fo:color="#222222" style:font-name="Liberation Serif" fo:font-size="12pt" fo:letter-spacing="normal" fo:font-style="normal" fo:font-weight="normal" officeooo:rsid="001b1a49" officeooo:paragraph-rsid="001b1a49" style:font-style-asian="normal" style:font-weight-asian="normal" style:font-style-complex="normal" style:font-weight-complex="normal"/>
    </style:style>
    <style:style style:name="P30" style:family="paragraph" style:parent-style-name="Standard">
      <style:text-properties fo:font-variant="normal" fo:text-transform="none" fo:color="#222222" style:font-name="Liberation Serif" fo:font-size="12pt" fo:letter-spacing="normal" fo:font-style="normal" fo:font-weight="normal" officeooo:rsid="001bf221" officeooo:paragraph-rsid="001bf221" style:font-style-asian="normal" style:font-weight-asian="normal" style:font-style-complex="normal" style:font-weight-complex="normal"/>
    </style:style>
    <style:style style:name="P31" style:family="paragraph" style:parent-style-name="Standard">
      <style:text-properties fo:font-variant="normal" fo:text-transform="none" fo:color="#222222" style:font-name="Liberation Serif" fo:font-size="12pt" fo:letter-spacing="normal" fo:font-style="normal" fo:font-weight="normal" officeooo:rsid="001c9fa4" officeooo:paragraph-rsid="001c9fa4" style:font-style-asian="normal" style:font-weight-asian="normal" style:font-style-complex="normal" style:font-weight-complex="normal"/>
    </style:style>
    <style:style style:name="P32" style:family="paragraph" style:parent-style-name="Standard">
      <style:text-properties fo:font-variant="normal" fo:text-transform="none" fo:color="#222222" style:font-name="Liberation Serif" fo:font-size="12pt" fo:letter-spacing="normal" fo:font-style="normal" fo:font-weight="normal" officeooo:rsid="001d95ff" officeooo:paragraph-rsid="001d95ff" style:font-style-asian="normal" style:font-weight-asian="normal" style:font-style-complex="normal" style:font-weight-complex="normal"/>
    </style:style>
    <style:style style:name="P33" style:family="paragraph" style:parent-style-name="Standard">
      <style:text-properties fo:font-variant="normal" fo:text-transform="none" fo:color="#222222" style:font-name="Liberation Serif" fo:font-size="12pt" fo:letter-spacing="normal" fo:font-style="normal" fo:font-weight="normal" officeooo:rsid="0024610c" officeooo:paragraph-rsid="0024610c" style:font-style-asian="normal" style:font-weight-asian="normal" style:font-style-complex="normal" style:font-weight-complex="normal"/>
    </style:style>
    <style:style style:name="P34" style:family="paragraph" style:parent-style-name="Standard">
      <style:text-properties fo:font-variant="normal" fo:text-transform="none" fo:color="#222222" style:font-name="Liberation Serif" fo:font-size="12pt" fo:letter-spacing="normal" fo:font-style="normal" fo:font-weight="normal" officeooo:rsid="002793bb" officeooo:paragraph-rsid="002793bb" style:font-style-asian="normal" style:font-weight-asian="normal" style:font-style-complex="normal" style:font-weight-complex="normal"/>
    </style:style>
    <style:style style:name="P35" style:family="paragraph" style:parent-style-name="Standard">
      <style:text-properties fo:font-variant="normal" fo:text-transform="none" fo:color="#222222" style:font-name="Liberation Serif" fo:font-size="12pt" fo:letter-spacing="normal" fo:font-style="normal" fo:font-weight="normal" officeooo:rsid="00284f8a" officeooo:paragraph-rsid="00284f8a" style:font-style-asian="normal" style:font-weight-asian="normal" style:font-style-complex="normal" style:font-weight-complex="normal"/>
    </style:style>
    <style:style style:name="P36" style:family="paragraph" style:parent-style-name="Standard">
      <style:text-properties fo:font-variant="normal" fo:text-transform="none" fo:color="#222222" style:font-name="Liberation Serif" fo:font-size="12pt" fo:letter-spacing="normal" fo:font-style="normal" fo:font-weight="normal" officeooo:rsid="00284f8a" officeooo:paragraph-rsid="0029fe93" style:font-style-asian="normal" style:font-weight-asian="normal" style:font-style-complex="normal" style:font-weight-complex="normal"/>
    </style:style>
    <style:style style:name="P37" style:family="paragraph" style:parent-style-name="Standard">
      <style:text-properties fo:font-variant="normal" fo:text-transform="none" fo:color="#222222" style:font-name="Liberation Serif" fo:font-size="12pt" fo:letter-spacing="normal" fo:font-style="normal" fo:font-weight="normal" officeooo:rsid="0029fe93" officeooo:paragraph-rsid="0029fe93" style:font-style-asian="normal" style:font-weight-asian="normal" style:font-style-complex="normal" style:font-weight-complex="normal"/>
    </style:style>
    <style:style style:name="P38" style:family="paragraph" style:parent-style-name="Standard">
      <style:text-properties fo:font-variant="normal" fo:text-transform="none" fo:color="#222222" style:font-name="Liberation Serif" fo:font-size="12pt" fo:letter-spacing="normal" fo:font-style="normal" fo:font-weight="normal" officeooo:rsid="002bdcff" officeooo:paragraph-rsid="002bdcff" style:font-style-asian="normal" style:font-weight-asian="normal" style:font-style-complex="normal" style:font-weight-complex="normal"/>
    </style:style>
    <style:style style:name="P39" style:family="paragraph" style:parent-style-name="Standard">
      <style:text-properties fo:font-variant="normal" fo:text-transform="none" fo:color="#222222" style:font-name="Liberation Serif" fo:font-size="12pt" fo:letter-spacing="normal" fo:font-style="normal" fo:font-weight="bold" officeooo:rsid="002174e0" officeooo:paragraph-rsid="002174e0" style:font-style-asian="normal" style:font-weight-asian="bold" style:font-style-complex="normal" style:font-weight-complex="bold"/>
    </style:style>
    <style:style style:name="T1" style:family="text">
      <style:text-properties fo:font-variant="normal" fo:text-transform="none" fo:color="#222222" style:font-name="Liberation Serif" fo:font-size="12pt" fo:letter-spacing="normal" fo:font-style="normal" fo:font-weight="normal" officeooo:rsid="000badfc" style:font-style-asian="normal" style:font-style-complex="normal"/>
    </style:style>
    <style:style style:name="T2" style:family="text">
      <style:text-properties fo:font-variant="normal" fo:text-transform="none" fo:color="#222222" style:font-name="Liberation Serif" fo:font-size="12pt" fo:letter-spacing="normal" fo:font-style="normal" fo:font-weight="normal" officeooo:rsid="00133030" style:font-style-asian="normal" style:font-style-complex="normal"/>
    </style:style>
    <style:style style:name="T3" style:family="text">
      <style:text-properties fo:font-variant="normal" fo:text-transform="none" fo:color="#222222" style:font-name="Liberation Serif" fo:font-size="12pt" fo:letter-spacing="normal" fo:font-style="normal" fo:font-weight="normal" officeooo:rsid="0013951c" style:font-style-asian="normal" style:font-style-complex="normal"/>
    </style:style>
    <style:style style:name="T4" style:family="text">
      <style:text-properties fo:font-variant="normal" fo:text-transform="none" fo:color="#222222" style:font-name="Liberation Serif" fo:font-size="12pt" fo:letter-spacing="normal" fo:font-style="normal" fo:font-weight="normal" officeooo:rsid="000a4636" style:font-style-asian="normal" style:font-style-complex="normal"/>
    </style:style>
    <style:style style:name="T5" style:family="text">
      <style:text-properties fo:font-variant="normal" fo:text-transform="none" fo:color="#222222" style:font-name="Liberation Serif" fo:font-size="12pt" fo:letter-spacing="normal" fo:font-style="normal" fo:font-weight="normal" style:font-style-asian="normal" style:font-weight-asian="normal" style:font-style-complex="normal" style:font-weight-complex="normal"/>
    </style:style>
    <style:style style:name="T6" style:family="text">
      <style:text-properties fo:font-variant="normal" fo:text-transform="none" fo:color="#222222" style:font-name="Liberation Serif" fo:font-size="12pt" fo:letter-spacing="normal" fo:font-style="normal" fo:font-weight="normal" officeooo:rsid="0013951c" style:font-style-asian="normal" style:font-weight-asian="normal" style:font-style-complex="normal" style:font-weight-complex="normal"/>
    </style:style>
    <style:style style:name="T7" style:family="text">
      <style:text-properties fo:font-variant="normal" fo:text-transform="none" fo:color="#222222" style:font-name="Liberation Serif" fo:font-size="12pt" fo:letter-spacing="normal" fo:font-style="normal" fo:font-weight="normal" officeooo:rsid="000a4636" fo:background-color="transparent" loext:char-shading-value="0" style:font-style-asian="normal" style:font-style-complex="normal"/>
    </style:style>
    <style:style style:name="T8" style:family="text">
      <style:text-properties fo:font-variant="normal" fo:text-transform="none" fo:color="#222222" style:font-name="Liberation Serif" fo:font-size="12pt" fo:letter-spacing="normal" fo:font-style="normal" fo:font-weight="normal" officeooo:rsid="0011e156" fo:background-color="transparent" loext:char-shading-value="0" style:font-style-asian="normal" style:font-style-complex="normal"/>
    </style:style>
    <style:style style:name="T9" style:family="text">
      <style:text-properties fo:font-variant="normal" fo:text-transform="none" fo:color="#222222" style:font-name="Liberation Serif" fo:font-size="12pt" fo:letter-spacing="normal" fo:font-style="normal" fo:font-weight="normal" officeooo:rsid="00133030" fo:background-color="transparent" loext:char-shading-value="0"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5657e" style:font-weight-asian="normal" style:font-weight-complex="normal"/>
    </style:style>
    <style:style style:name="T12" style:family="text">
      <style:text-properties fo:font-weight="normal" officeooo:rsid="0016d8bf" style:font-weight-asian="normal" style:font-weight-complex="normal"/>
    </style:style>
    <style:style style:name="T13" style:family="text">
      <style:text-properties fo:font-weight="normal" officeooo:rsid="001787e9" style:font-weight-asian="normal" style:font-weight-complex="normal"/>
    </style:style>
    <style:style style:name="T14" style:family="text">
      <style:text-properties fo:font-weight="normal" officeooo:rsid="001b1a49" style:font-weight-asian="normal" style:font-weight-complex="normal"/>
    </style:style>
    <style:style style:name="T15" style:family="text">
      <style:text-properties fo:font-weight="normal" officeooo:rsid="001bf221" style:font-weight-asian="normal" style:font-weight-complex="normal"/>
    </style:style>
    <style:style style:name="T16" style:family="text">
      <style:text-properties fo:font-weight="normal" officeooo:rsid="001c9fa4" style:font-weight-asian="normal" style:font-weight-complex="normal"/>
    </style:style>
    <style:style style:name="T17" style:family="text">
      <style:text-properties fo:font-weight="normal" officeooo:rsid="001e781a" style:font-weight-asian="normal" style:font-weight-complex="normal"/>
    </style:style>
    <style:style style:name="T18" style:family="text">
      <style:text-properties fo:font-weight="normal" officeooo:rsid="0023f404" style:font-weight-asian="normal" style:font-weight-complex="normal"/>
    </style:style>
    <style:style style:name="T19" style:family="text">
      <style:text-properties officeooo:rsid="000badfc"/>
    </style:style>
    <style:style style:name="T20" style:family="text">
      <style:text-properties style:font-name="Liberation Serif" fo:font-style="normal" officeooo:rsid="000a4636" style:font-style-asian="normal" style:font-style-complex="normal"/>
    </style:style>
    <style:style style:name="T21" style:family="text">
      <style:text-properties style:font-name="Liberation Serif" fo:font-style="normal" officeooo:rsid="000badfc" style:font-style-asian="normal" style:font-style-complex="normal"/>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normal" officeooo:rsid="0015657e" style:font-weight-asian="normal" style:font-weight-complex="normal"/>
    </style:style>
    <style:style style:name="T24" style:family="text">
      <style:text-properties style:text-underline-style="solid" style:text-underline-width="auto" style:text-underline-color="font-color" fo:font-weight="normal" officeooo:rsid="001a1ea9" style:font-weight-asian="normal" style:font-weight-complex="normal"/>
    </style:style>
    <style:style style:name="T25" style:family="text">
      <style:text-properties style:text-underline-style="none" fo:font-weight="normal" style:font-weight-asian="normal" style:font-weight-complex="normal"/>
    </style:style>
    <style:style style:name="T26" style:family="text">
      <style:text-properties officeooo:rsid="0016d8bf"/>
    </style:style>
    <style:style style:name="T27" style:family="text">
      <style:text-properties officeooo:rsid="001e781a"/>
    </style:style>
    <style:style style:name="T28" style:family="text">
      <style:text-properties fo:font-weight="bold" style:font-weight-asian="bold" style:font-weight-complex="bold"/>
    </style:style>
    <style:style style:name="T29" style:family="text">
      <style:text-properties officeooo:rsid="00200942"/>
    </style:style>
    <style:style style:name="T30" style:family="text">
      <style:text-properties officeooo:rsid="002174e0"/>
    </style:style>
    <style:style style:name="T31" style:family="text">
      <style:text-properties officeooo:rsid="00228b14"/>
    </style:style>
    <style:style style:name="T32" style:family="text">
      <style:text-properties officeooo:rsid="002608c1"/>
    </style:style>
    <style:style style:name="T33" style:family="text">
      <style:text-properties officeooo:rsid="00284f8a"/>
    </style:style>
    <style:style style:name="T34" style:family="text">
      <style:text-properties officeooo:rsid="0029fe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Sourdough Bread</text:p>
      <text:p text:style-name="P5"/>
      <text:p text:style-name="P7">I have tried countless of times to make sourdough bread from scratch, and although I have my fair share of successes and failures, I absolutely love it. <text:s/>The kneading of the dough. <text:s/>The smell that comes from the oven when it's almost ready. <text:s/>The rustic-brown crust that envelopes the entire loaf. <text:s/>All of these experiences embody what I love when it comes to baking sourdough bread. </text:p>
      <text:p text:style-name="P5"/>
      <text:p text:style-name="P7">If you are down to make an incredibly tasty treat right after you get home from work, you're in the right place!</text:p>
      <text:p text:style-name="P4"/>
      <text:p text:style-name="P4"><text:span text:style-name="T19">My s</text:span>ourdough <text:span text:style-name="T19">b</text:span>read <text:span text:style-name="T19">story</text:span></text:p>
      <text:p text:style-name="P1"/>
      <text:p text:style-name="P1">I am in no position to call myself a professional when it comes to baking, but I love to eat. <text:s/>When it comes to eating, there's a reason why my wife calls me her “personal trash can”. <text:s/>In the realm of eating, I like to try all sorts of things, always keeping an open-mind on what's out there.</text:p>
      <text:p text:style-name="P1"/>
      <text:p text:style-name="P3">Enter Sourdough bread.</text:p>
      <text:p text:style-name="P26"/>
      <text:p text:style-name="P2"><text:span text:style-name="T20">I tried sourdough bread for the first time </text:span><text:span text:style-name="T21">when I was in high school</text:span><text:span text:style-name="T4">.</text:span><text:span text:style-name="T7"> <text:s/></text:span><text:span text:style-name="T8">The aroma that I smelled once I entered the bakery, </text:span><text:span text:style-name="T9">the crispy golden brown color on the surface of each loaf, and </text:span><text:span text:style-name="T8">the crunch once I took </text:span><text:span text:style-name="T9">a</text:span><text:span text:style-name="T8"> bite</text:span><text:span text:style-name="T4"> left a lasting impression on me. <text:s/></text:span><text:span text:style-name="T1">Years later, I have regained an interest in eating it, but also in the methods on how to make it. <text:s/>After watching a few YouTube channels </text:span><text:span text:style-name="T3">like </text:span><text:span text:style-name="T1">Brothers Green Eats </text:span><text:span text:style-name="T2">or</text:span><text:span text:style-name="T1"> Alex </text:span><text:span text:style-name="T3">the </text:span><text:span text:style-name="T1">French Cooking Guy, I wanted to try my luck and create my own recipe.</text:span></text:p>
      <text:p text:style-name="P2"/>
      <text:p text:style-name="P9">From Scratch</text:p>
      <text:p text:style-name="P16">The entire process, minus grounding flour for the mixture has been done from scratch (...maybe someday I'll buy a grain mill!). <text:s/>The wild yeast that I use, is made from scratch. <text:s/>It took a week to start the sourdough starter, and I've been keeping it alive since March of 2017.</text:p>
      <text:p text:style-name="P8"/>
      <text:p text:style-name="P8">Recording data</text:p>
      <text:p text:style-name="P6"><text:span text:style-name="T5">I have a booklet that tracks </text:span><text:span text:style-name="T6">the progress I have made, including</text:span><text:span text:style-name="T5"> what ingredients </text:span><text:span text:style-name="T6">were</text:span><text:span text:style-name="T5"> used, steps </text:span><text:span text:style-name="T6">that were</text:span><text:span text:style-name="T5"> taken, and the results of each loaf that </text:span><text:span text:style-name="T6">were</text:span><text:span text:style-name="T5"> made. <text:s/>Every sourdough recipe I've made has been different, meaning there has never been a recipe that I've used more than once. <text:s/></text:span><text:span text:style-name="T6">However, the last batches that were made had overall good crusts and crumbs, and thankfully non-gummy bottoms!</text:span></text:p>
      <text:p text:style-name="P17"/>
      <text:p text:style-name="P10">The Starter</text:p>
      <text:p text:style-name="P10"><text:span text:style-name="T10">I mentioned earlier that I made a starter from scratch. <text:s/>There are two sources that I </text:span><text:span text:style-name="T11">paid</text:span><text:span text:style-name="T10"> a lot of attention to </text:span><text:span text:style-name="T11">in order</text:span><text:span text:style-name="T10"> to create my own starter. <text:s/></text:span><text:span text:style-name="T11">This</text:span><text:span text:style-name="T10"> include</text:span><text:span text:style-name="T11">d</text:span><text:span text:style-name="T10"> a YouTube video from Chef John’s Food Wishes </text:span><text:span text:style-name="T13">(https://www.youtube.com/watch?v=1FkGX3xGlog)</text:span><text:span text:style-name="T10"> as well as this informative </text:span><text:span text:style-name="T22">recipe</text:span><text:span text:style-name="T10"> </text:span><text:span text:style-name="T13">(</text:span><text:a xlink:type="simple" xlink:href="https://www.thekitchn.com/how-to-make-your-own-sourdough-starter-cooking-lessons-from-the-kitchn-47337" text:style-name="Internet_20_link" text:visited-style-name="Visited_20_Internet_20_Link"><text:span text:style-name="T13">https://www.thekitchn.com/how-to-make-your-own-sourdough-starter-cooking-lessons-from-the-kitchn-47337</text:span></text:a><text:span text:style-name="T13">) </text:span><text:span text:style-name="T11">by Emma Christensen. <text:s/>I figured out what measurements I needed that worked best in the temperature of my apartment (yes, this matters), and thankfully </text:span><text:span text:style-name="T23">I didn’t need to use a scale</text:span><text:span text:style-name="T11">. <text:s/>I’m sure a lot of people will give me flack for not using one, but if I can make a decent loaf of bread without it, I’m not complaining.</text:span></text:p>
      <text:p text:style-name="P18"/>
      <text:p text:style-name="P11">No Dutch Oven, <text:span text:style-name="T26">Just a skillet</text:span></text:p>
      <text:p text:style-name="P11"><text:span text:style-name="T10">I would also like to mention that I </text:span><text:span text:style-name="T25">did </text:span><text:span text:style-name="T22">not</text:span><text:span text:style-name="T10"> use a dutch oven while baking my bread. <text:s/>Instead, I used a water bath that I would put in at the same time with the dough, taking it out </text:span><text:span text:style-name="T12">the bath</text:span><text:span text:style-name="T10"> midway through </text:span><text:soft-page-break/><text:span text:style-name="T10">the baking process. <text:s/>For any sourdough recipe, it needs steam to help the bread rise during the baking process, otherwise it’ll end up flat-looking for the final result. <text:s/></text:span><text:span text:style-name="T12">The surface I used to cook my loaf is on a cast-iron skillet, and combined with the water bath I was able to obtain the same result of an insulated steam chamber as a dutch oven. <text:s/></text:span><text:span text:style-name="T10">Any metal baking tin will work </text:span><text:span text:style-name="T12">as a water bath</text:span><text:span text:style-name="T10"> (</text:span><text:span text:style-name="T12">as long as it </text:span><text:span text:style-name="T10">can withstand anything above 500 degrees Fahrenheit), </text:span><text:span text:style-name="T12">and</text:span><text:span text:style-name="T10"> I ended up using my wife’s metal loaf tin. <text:s/></text:span><text:span text:style-name="T12">For my recipe, I’d recommend placing the water bath directly below the skillet for the initial baking, and removing it around 20 minutes into the oven baking process. <text:s/>I’ll go into more detail in the recipe below.</text:span></text:p>
      <text:p text:style-name="P19"/>
      <text:p text:style-name="P12">Autolyse</text:p>
      <text:p text:style-name="P12"><text:span text:style-name="T10">Part of the bread making process requires a step called an autolyse, where the dough is left untouched for 20 minutes to an hour after the initial ingredients are mixed together. <text:s/>The practical reason for doing this is so that the dough is easier to handle when kneading. <text:s/>There are other scientific reasons why this step is so crucial, however I’d rather have someone else explain it, so here’s a </text:span><text:span text:style-name="T22">link </text:span><text:span text:style-name="T24">(https://www.bakerybits.co.uk/resources/autolyse-what-why-how/)</text:span><text:span text:style-name="T10"> for an explanation.</text:span></text:p>
      <text:p text:style-name="P19"/>
      <text:p text:style-name="P25">The Recipe</text:p>
      <text:p text:style-name="P20"/>
      <text:p text:style-name="P12">Tools you’ll need</text:p>
      <text:p text:style-name="P12">- <text:span text:style-name="T10">Measuring cups</text:span></text:p>
      <text:p text:style-name="P12"><text:span text:style-name="T10">- </text:span><text:span text:style-name="T14">A boiled-cleaned glass jar (for holding the wild yeast)</text:span></text:p>
      <text:p text:style-name="P20">- Skillet</text:p>
      <text:p text:style-name="P20">- Large Mixing bowl</text:p>
      <text:p text:style-name="P20">- Metal tin (for water bath)</text:p>
      <text:p text:style-name="P20">- Banneton (Optional)</text:p>
      <text:p text:style-name="P20">- Silicone Dough Scraper (Optional)</text:p>
      <text:p text:style-name="P20"/>
      <text:p text:style-name="P12">Ingredients <text:span text:style-name="T31">f</text:span>or Wild Sourdough Yeast</text:p>
      <text:p text:style-name="P20">- All purpose Flour</text:p>
      <text:p text:style-name="P20">- Water</text:p>
      <text:p text:style-name="P12"/>
      <text:p text:style-name="P12"><text:span text:style-name="T31">Ingredients f</text:span>or Sourdough bread</text:p>
      <text:p text:style-name="P20"/>
      <text:p text:style-name="P20">- 3 Cups of water</text:p>
      <text:p text:style-name="P20">- 7 tablespoons of wild yeast</text:p>
      <text:p text:style-name="P20">- 3 Cups of All purpose Flour</text:p>
      <text:p text:style-name="P20">- 2 ¼ Cups of Whole Wheat Flour</text:p>
      <text:p text:style-name="P20">- 1 ½ tablespoons of Salt</text:p>
      <text:p text:style-name="P20"/>
      <text:p text:style-name="P13">Making the wild yeast</text:p>
      <text:p text:style-name="P29">There are many ways out there on the internet that explains the best way to make wild yeast, however I’ve broken it down to a few easy steps (that worked for me anyway).</text:p>
      <text:p text:style-name="P29"/>
      <text:p text:style-name="P13"><text:span text:style-name="T10">1. </text:span><text:span text:style-name="T15">Boil a glass jar in a pot of water for 5-10 minutes and remove it onto a </text:span><text:span text:style-name="T18">clean</text:span><text:span text:style-name="T15"> tea towel, making sure it’s dry.</text:span></text:p>
      <text:p text:style-name="P30"/>
      <text:p text:style-name="P14"><text:span text:style-name="T10">2. Once cool, add</text:span><text:span text:style-name="T16"> 1</text:span><text:span text:style-name="T10"> Cup of all purpose flour into the jar, and add </text:span><text:span text:style-name="T16">a little less than ½ </text:span><text:span text:style-name="T10">a cup of water as well, </text:span><text:span text:style-name="T16">stirring thoroughly.</text:span></text:p>
      <text:p text:style-name="P30"/>
      <text:p text:style-name="P14"><text:soft-page-break/><text:span text:style-name="T10">3. </text:span><text:span text:style-name="T16">Once mixed, put a lid on top of the jar, having a partial opening (just a crack) to let some air to get inside. <text:s/>This always the airborne yeast (don’t be alarmed, its everywhere!) to get in and start feeding on the mixture.</text:span></text:p>
      <text:p text:style-name="P31"/>
      <text:p text:style-name="P31">4. You’re going to leave this mixture alone for the rest of the day, so mark it with a dry erase pen or write it down somewhere on what time you mixed the dough.</text:p>
      <text:p text:style-name="P31"/>
      <text:p text:style-name="P31">5. On the next day at around the same time you initially mixed the dough, remove half of the mixture (I pour mine down the sink drain), and add 1/2 cup of flour and 1/3 a cup of water to the mixture in the jar, mixing it thoroughly. <text:s/>Mark somewhere on the outside of the jar the level of where the mixture is, the time of day you mixed it, and leave it alone for another day.</text:p>
      <text:p text:style-name="P31"/>
      <text:p text:style-name="P31">6. <text:s/>Repeat step 5, for a week. <text:s/>You heard me right. <text:s/>You’ll keep doing this so that the yeast is allowed to develop, creating a slightly bubbly mixture, that you’ll eventually use for the sourdough bread recipe.</text:p>
      <text:p text:style-name="P21"/>
      <text:p text:style-name="P15"><text:span text:style-name="T10">7. If your mixture grows in size </text:span><text:span text:style-name="T17">after a few hours of feeding</text:span><text:span text:style-name="T10">, it’ll eventually deflate if you leave it alone for </text:span><text:span text:style-name="T17">another </text:span><text:span text:style-name="T10">several hours. <text:s/>If you start to see this process, you’re doing everything right!</text:span></text:p>
      <text:p text:style-name="P21"/>
      <text:p text:style-name="P15"><text:span text:style-name="T10">8. <text:s/>Name you</text:span><text:span text:style-name="T17">r</text:span><text:span text:style-name="T10"> yeast! <text:s/>You basically grown a living organism, so you might as well make it part of the family! (Not like that’s weird or anything...)</text:span></text:p>
      <text:p text:style-name="P31"/>
      <text:p text:style-name="P15">Making the Sourdough</text:p>
      <text:p text:style-name="P21">After your successful attempt to make wild yeast, it’s onto making the actual sourdough. <text:s/>Good luck!</text:p>
      <text:p text:style-name="P21"/>
      <text:p text:style-name="P21">1. The wild yeast you’ll use must grow in size before us<text:span text:style-name="T27">e</text:span>, otherwise the end product will look flat in size as well. <text:s/>Typically I make the dough 8 hours after I feed my wild yeast mixture.</text:p>
      <text:p text:style-name="P21"/>
      <text:p text:style-name="P21">2. <text:span text:style-name="T27">Grab a large mixing bowl and pour in the 3 cups of water and 7 tablespoons of the wild yeast. <text:s/>Mix together until the yeast dissolves into the water. Should look milky.</text:span></text:p>
      <text:p text:style-name="P21"/>
      <text:p text:style-name="P22">3. Add the 3 cups of All Purpose flour and the 2 ¼ cups of Whole Wheat flour into the mixing bowl, either using your hands or a dough scraper until the mixture is almost completely mixed in.</text:p>
      <text:p text:style-name="P22"/>
      <text:p text:style-name="P22">4. <text:s/><text:span text:style-name="T28">Autolyse!</text:span> Set aside the dough mixture, covering it with a tea towel for about 20 minutes to an hour.</text:p>
      <text:p text:style-name="P22"/>
      <text:p text:style-name="P22">5. Add the 2 ½ tablespoons of salt into the mixture, and fold the dough onto itself, grabbing one end of the dough and folding it towards the other end. <text:s/>Keep doing this for 5-10 minutes or so. <text:s/>Afterwards let it set for 5 minutes, covering it again with a tea towel.</text:p>
      <text:p text:style-name="P22"/>
      <text:p text:style-name="P22">6. <text:span text:style-name="T29">Remove dough from mixing bowl onto a clean counter top. <text:s/>Having a dough scraper is really useful for getting all of the dough out of the mixing bowl, otherwise, a wooden ladle could work as well. <text:s/>It’s a sticky mess regardless!</text:span></text:p>
      <text:p text:style-name="P22"/>
      <text:p text:style-name="P23">7. The next step is a little tricky, you’re going to stretch out the dough lengthwise, and fold one end of the dough towards the center, folding the other end right on top.</text:p>
      <text:p text:style-name="P23"/>
      <text:p text:style-name="P23">8. <text:s/>Rotate the mixture 90 degrees, and repeat step 7. <text:s/>Once you folded the dough onto itself, you’ll rotate the dough again another 90 degrees, and continue to repeat step 7 for a good 5-6 times. <text:s/>Allow the dough to set for 5 minutes, cover the top of the dough with all purpose flour followed by a clean tea <text:soft-page-break/>towel. <text:s/>The flour insures that the tea towel will not stick to the dough.</text:p>
      <text:p text:style-name="P23"/>
      <text:p text:style-name="P23">9. Once set, Repeat steps 7 and 8, folding the dough onto itself for another 5-6 times. <text:s/>Set dough aside for another 5 minutes, cover with flour along with a tea towel.</text:p>
      <text:p text:style-name="P23"/>
      <text:p text:style-name="P23">10. In a banneton or a clean mixing bowl lined with a clean tea towel, generously dust the inside with all purpose flour. <text:s/>The idea is to ensure the dough doesn’t stick to the inside of the bowl.</text:p>
      <text:p text:style-name="P23"/>
      <text:p text:style-name="P23">11. Once the dough is set, you’ll shape the dough into a ball by using your hands to rotate the dough around the outside. <text:s/>The friction you get from the counter top will tighten the dough that you’re rotating, causing the dough to take shape. <text:s/><text:span text:style-name="T30">Don’t be afraid if the dough starts to flatten, it’s a liquidly dough to begin with so that’ll tend to happen.</text:span></text:p>
      <text:p text:style-name="P23"/>
      <text:p text:style-name="P24">12. Once your satisfied with the shape of your dough ball, place the dough ball into the floured banneton or bowl with the bottom of the dough ball facing up. Dust the now top of the dough ball and cover the bowl with a tea towel. <text:s/>Refrigerate over night.</text:p>
      <text:p text:style-name="P24"/>
      <text:p text:style-name="P39">Baking the sourdough</text:p>
      <text:p text:style-name="P38">Now for the baking part. <text:s/>It took me several tries to increase my success rate with baking non-gummy sourdough bread, so hopefully you experience the same result! <text:s/>If not, alter your recipe, do your research, and keep trying!</text:p>
      <text:p text:style-name="P39"/>
      <text:p text:style-name="P33">1. Prepare the oven by setting the middle wire rack on a lower setting, allowing enough room below to fit a water bath for later.</text:p>
      <text:p text:style-name="P33"/>
      <text:p text:style-name="P33">2. <text:span text:style-name="T32">Place the skillet in the oven and preheat at 510 degrees Fahrenheit.</text:span></text:p>
      <text:p text:style-name="P33"/>
      <text:p text:style-name="P34">3. While preheating, boil enough water to pour into a <text:span text:style-name="T33">metal baking</text:span> pan that could withstand <text:span text:style-name="T33">high temperatures. <text:s/>This step should be done right before the preheating has finished. <text:s/>The water should be steaming before it enters the oven. <text:s/>Do not put the water bath in the oven yet!</text:span></text:p>
      <text:p text:style-name="P34"/>
      <text:p text:style-name="P35">4. Once the oven has preheated, remove the dough from the fridge, and using oven mitts also remove the skillet from the oven placing it on a heat safe surface, such as the stove top.</text:p>
      <text:p text:style-name="P35"/>
      <text:p text:style-name="P35">5. Turn the bowl with the dough inside upside down to hover over the hot skillet (make sure to not burn yourself!), and gently tap the bowl to help release the dough onto the skillet.</text:p>
      <text:p text:style-name="P35"/>
      <text:p text:style-name="P35">6. Using a blunt or sharp knife, score the surface of the dough about a half a centimeter deep, across the entire loaf. <text:s/>You can also make additional scores, making whatever pattern you would like. <text:s/>Just be sure that you <text:span text:style-name="T28">have scored the loaf at least once.</text:span></text:p>
      <text:p text:style-name="P35"><text:span text:style-name="T28"/></text:p>
      <text:p text:style-name="P36">7. Once scored, <text:span text:style-name="T34">with oven mitts on </text:span>add the skillet with the scored loaf into the oven on the top rack, followed by the recently <text:span text:style-name="T34">made</text:span> water bath tin (should be steaming!) <text:span text:style-name="T34">directly under the skillet on the bottom rack. Increase the baking temp to 530 degrees Fahrenheit for 20 minutes.</text:span></text:p>
      <text:p text:style-name="P35"/>
      <text:p text:style-name="P37">8. Carefully remove the water bath (with oven mitts on!) from the oven, and decrease the temperature to 450 degrees for 30 minutes.</text:p>
      <text:p text:style-name="P37"/>
      <text:p text:style-name="P37">9. Finally, lower the heat again to 400 degrees for 10 minutes and the baking is (almost) complete!</text:p>
      <text:p text:style-name="P37"><text:soft-page-break/></text:p>
      <text:p text:style-name="P37">10. <text:s/>Remove the skillet carefully from the oven, and transfer the baked loaf to a wire cooling rack to cool. <text:s/>Wait until room temperature (this should take several hours).</text:p>
      <text:p text:style-name="P37"/>
      <text:p text:style-name="P37">11. Ser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0:39:17.406000000</meta:creation-date>
    <dc:date>2018-10-06T21:32:07.972000000</dc:date>
    <meta:editing-duration>PT1H57M42S</meta:editing-duration>
    <meta:editing-cycles>17</meta:editing-cycles>
    <meta:generator>LibreOffice/6.0.4.2$Windows_X86_64 LibreOffice_project/9b0d9b32d5dcda91d2f1a96dc04c645c450872bf</meta:generator>
    <meta:document-statistic meta:table-count="0" meta:image-count="0" meta:object-count="0" meta:page-count="5" meta:paragraph-count="72" meta:word-count="2068" meta:character-count="11248" meta:non-whitespace-character-count="9192"/>
  </office:meta>
</office:document-meta>
</file>